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100000520000000CA2EBA8A830B3ACC92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3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4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6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3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5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2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3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901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_5f_-title">
      <style:graphic-properties draw:auto-grow-height="true" fo:min-height="3.896cm"/>
    </style:style>
    <style:style style:name="pr5" style:family="presentation" style:parent-style-name="Clean_5f_-notes">
      <style:graphic-properties draw:fill-color="#ffffff" fo:min-height="12.572cm"/>
    </style:style>
    <style:style style:name="pr6" style:family="presentation" style:parent-style-name="Clean-outline1">
      <style:graphic-properties draw:stroke="none" draw:fill="none" fo:min-height="10.401cm"/>
    </style:style>
    <style:style style:name="pr7" style:family="presentation" style:parent-style-name="Clean-outline1">
      <style:graphic-properties fo:min-height="10.75cm"/>
    </style:style>
    <style:style style:name="pr8" style:family="presentation" style:parent-style-name="Clean-outline1">
      <style:graphic-properties fo:min-height="4.996cm"/>
    </style:style>
    <style:style style:name="pr9" style:family="presentation" style:parent-style-name="Clean-title">
      <style:graphic-properties draw:stroke="none" draw:fill="none" fo:min-height="1.619cm"/>
    </style:style>
    <style:style style:name="pr10" style:family="presentation" style:parent-style-name="Clean-outline1" style:list-style-name="L5">
      <style:graphic-properties draw:textarea-vertical-align="middle" fo:min-height="10.75cm"/>
    </style:style>
    <style:style style:name="pr11" style:family="presentation" style:parent-style-name="Clean-title">
      <style:graphic-properties fo:min-height="3.506cm"/>
    </style:style>
    <style:style style:name="pr12" style:family="presentation" style:parent-style-name="Clean-outline1">
      <style:graphic-properties draw:textarea-vertical-align="middle" fo:min-height="4.996cm"/>
    </style:style>
    <style:style style:name="pr13" style:family="presentation" style:parent-style-name="Clean-title">
      <style:graphic-properties fo:min-height="3.463cm"/>
    </style:style>
    <style:style style:name="pr14" style:family="presentation" style:parent-style-name="Clean_5f_-title">
      <style:graphic-properties fo:min-height="3.506cm"/>
    </style:style>
    <style:style style:name="pr15" style:family="presentation" style:parent-style-name="Clean_5f_-outline1">
      <style:graphic-properties draw:textarea-vertical-align="middle" fo:min-height="10.75cm"/>
    </style:style>
    <style:style style:name="pr16" style:family="presentation" style:parent-style-name="Clean_5f_-outline1">
      <style:graphic-properties fo:min-height="10.75cm"/>
    </style:style>
    <style:style style:name="pr17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end" style:writing-mode="lr-tb" style:font-independent-line-spacing="true"/>
    </style:style>
    <style:style style:name="P6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7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9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1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6" style:family="paragraph">
      <loext:graphic-properties draw:fill="none" draw:fill-color="#ffffff"/>
      <style:text-properties style:font-name="PT Astra Sans1" fo:font-size="18pt"/>
    </style:style>
    <style:style style:name="P17" style:family="paragraph">
      <loext:graphic-properties draw:fill="none" draw:fill-color="#ffffff"/>
      <style:text-properties style:font-name="PT Astra Sans" fo:font-size="18pt"/>
    </style:style>
    <style:style style:name="P18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19" style:family="paragraph">
      <style:paragraph-properties fo:line-height="150%" style:writing-mode="lr-tb"/>
    </style:style>
    <style:style style:name="P20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1" style:family="paragraph">
      <style:paragraph-properties fo:line-height="115%"/>
    </style:style>
    <style:style style:name="P22" style:family="paragraph">
      <loext:graphic-properties draw:fill="none"/>
      <style:paragraph-properties fo:line-height="115%"/>
      <style:text-properties style:font-name="Hack"/>
    </style:style>
    <style:style style:name="P23" style:family="paragraph">
      <style:paragraph-properties fo:line-height="115%"/>
      <style:text-properties style:font-name="Hack" fo:font-size="16pt" style:font-size-asian="16pt" style:font-size-complex="16pt"/>
    </style:style>
    <style:style style:name="P24" style:family="paragraph">
      <loext:graphic-properties draw:fill="none" draw:fill-color="#ffffff"/>
    </style:style>
    <style:style style:name="P25" style:family="paragraph">
      <style:text-properties style:font-name="PT Astra Sans" fo:font-size="18pt" style:font-size-asian="18pt" style:font-size-complex="18pt"/>
    </style:style>
    <style:style style:name="P26" style:family="paragraph">
      <loext:graphic-properties draw:fill="none"/>
    </style:style>
    <style:style style:name="P27" style:family="paragraph">
      <style:paragraph-properties style:text-autospace="none" style:line-break="normal" style:writing-mode="page"/>
      <style:text-properties fo:hyphenate="false"/>
    </style:style>
    <style:style style:name="P28" style:family="paragraph">
      <loext:graphic-properties draw:fill="none" draw:fill-color="#ffffff"/>
      <style:text-properties fo:font-size="13pt" style:font-size-asian="13pt" style:font-size-complex="13pt"/>
    </style:style>
    <style:style style:name="P29" style:family="paragraph">
      <style:paragraph-properties fo:margin-left="0cm" fo:margin-right="0cm" fo:margin-top="0.4cm" fo:margin-bottom="0.4cm" fo:text-indent="0cm"/>
    </style:style>
    <style:style style:name="P30" style:family="paragraph">
      <style:paragraph-properties fo:margin-top="0cm" fo:margin-bottom="0cm"/>
      <style:text-properties style:font-name="PT Astra Sans1" fo:font-size="18pt"/>
    </style:style>
    <style:style style:name="P31" style:family="paragraph">
      <style:paragraph-properties fo:margin-left="2.491cm" fo:margin-right="0cm" fo:text-indent="0cm"/>
    </style:style>
    <style:style style:name="P32" style:family="paragraph">
      <style:paragraph-properties fo:margin-left="1.245cm" fo:margin-right="0cm" fo:text-indent="0cm"/>
    </style:style>
    <style:style style:name="P33" style:family="paragraph">
      <style:text-properties style:font-name="Hack" fo:font-size="16pt" style:font-size-asian="16pt" style:font-size-complex="16pt"/>
    </style:style>
    <style:style style:name="P34" style:family="paragraph">
      <loext:graphic-properties draw:fill="none" draw:fill-color="#ffffff"/>
      <style:text-properties fo:font-size="19.5pt"/>
    </style:style>
    <style:style style:name="P35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36" style:family="paragraph">
      <style:paragraph-properties fo:margin-left="1.245cm" fo:margin-right="0cm" fo:text-indent="0cm" style:text-autospace="none"/>
    </style:style>
    <style:style style:name="P37" style:family="paragraph">
      <style:text-properties style:font-name="Hack" fo:font-size="22pt" style:font-size-asian="22pt" style:font-size-complex="22pt"/>
    </style:style>
    <style:style style:name="P38" style:family="paragraph">
      <style:text-properties style:text-line-through-style="solid" style:text-line-through-type="single" fo:font-size="41.4000015258789pt"/>
    </style:style>
    <style:style style:name="P39" style:family="paragraph">
      <style:text-properties style:text-line-through-style="solid" style:text-line-through-type="single" style:font-name="Liberation Sans Narrow" fo:font-size="41.4000015258789pt" fo:font-weight="bold" style:font-weight-asian="bold" style:font-weight-complex="bold"/>
    </style:style>
    <style:style style:name="P40" style:family="paragraph">
      <style:paragraph-properties fo:text-align="justify"/>
    </style:style>
    <style:style style:name="P41" style:family="paragraph">
      <style:text-properties style:font-name="MonospaceTypewriter"/>
    </style:style>
    <style:style style:name="P42" style:family="paragraph">
      <loext:graphic-properties draw:fill-color="#ffffff"/>
      <style:text-properties fo:font-size="24.7999992370605pt"/>
    </style:style>
    <style:style style:name="P43" style:family="paragraph">
      <style:text-properties style:font-name="Hack"/>
    </style:style>
    <style:style style:name="P44" style:family="paragraph">
      <style:text-properties style:font-name="MonospaceTypewriter" fo:font-weight="bold" style:font-weight-asian="bold" style:font-weight-complex="bold"/>
    </style:style>
    <style:style style:name="P45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46" style:family="paragraph">
      <loext:graphic-properties draw:fill="none" draw:fill-color="#ffffff"/>
      <style:text-properties fo:font-size="14.1000003814697pt" style:font-size-asian="13pt" style:font-size-complex="13pt"/>
    </style:style>
    <style:style style:name="P47" style:family="paragraph">
      <style:paragraph-properties fo:text-align="start"/>
    </style:style>
    <style:style style:name="P48" style:family="paragraph">
      <loext:graphic-properties draw:fill="none" draw:fill-color="#ffffff"/>
      <style:text-properties style:font-name="PT Astra Sans1" fo:font-size="19.5pt"/>
    </style:style>
    <style:style style:name="P49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50" style:family="paragraph">
      <style:text-properties style:font-name="Liberation Sans Narrow"/>
    </style:style>
    <style:style style:name="P51" style:family="paragraph">
      <style:paragraph-properties fo:margin-left="2.491cm" fo:margin-right="0cm" fo:text-indent="0cm"/>
      <style:text-properties style:font-name="Hack" fo:font-size="13pt" style:font-size-asian="13pt" style:font-size-complex="13pt"/>
    </style:style>
    <style:style style:name="P52" style:family="paragraph">
      <style:paragraph-properties fo:margin-left="1.245cm" fo:margin-right="0cm" fo:margin-top="0cm" fo:margin-bottom="0.461cm" fo:text-align="start" fo:text-indent="0cm"/>
    </style:style>
    <style:style style:name="P53" style:family="paragraph">
      <style:paragraph-properties fo:margin-left="1.245cm" fo:margin-right="0cm" fo:text-align="start" fo:text-indent="0cm"/>
      <style:text-properties style:font-name="Hack" fo:font-size="12pt" style:font-size-asian="12pt" style:font-size-complex="12pt"/>
    </style:style>
    <style:style style:name="P54" style:family="paragraph">
      <style:text-properties style:use-window-font-color="true" style:font-name="Liberation Sans Narrow" fo:font-weight="bold" style:font-weight-asian="bold" style:font-weight-complex="bold"/>
    </style:style>
    <style:style style:name="P55" style:family="paragraph">
      <style:text-properties style:font-name="PT Astra Sans1"/>
    </style:style>
    <style:style style:name="P56" style:family="paragraph">
      <style:text-properties style:font-name="PT Astra Sans1" fo:font-size="24pt"/>
    </style:style>
    <style:style style:name="P57" style:family="paragraph">
      <loext:graphic-properties draw:fill="none" draw:fill-color="#ffffff"/>
      <style:text-properties fo:color="#336699" style:font-name="PT Astra Sans1" fo:font-size="21.7000007629395pt" style:font-size-asian="20pt" style:font-size-complex="20pt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1" fo:font-size="18pt"/>
    </style:style>
    <style:style style:name="T4" style:family="text">
      <style:text-properties style:font-name="PT Astra Sans" fo:font-size="18pt"/>
    </style:style>
    <style:style style:name="T5" style:family="text">
      <style:text-properties style:font-name="Liberation Sans1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Hack" fo:font-size="16pt" style:font-size-asian="16pt" style:font-size-complex="16pt"/>
    </style:style>
    <style:style style:name="T8" style:family="text">
      <style:text-properties fo:color="#800000" style:font-name="Hack" fo:font-size="16pt" style:font-size-asian="16pt" style:font-size-complex="16pt"/>
    </style:style>
    <style:style style:name="T9" style:family="text">
      <style:text-properties style:font-name="PT Astra Sans" fo:font-size="18pt" style:font-size-asian="18pt" style:font-size-complex="18pt"/>
    </style:style>
    <style:style style:name="T10" style:family="text">
      <style:text-properties style:font-name="PT Astra Sans1"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PT Astra Sans1" fo:font-size="14pt" style:font-size-asian="18pt" style:font-size-complex="18pt"/>
    </style:style>
    <style:style style:name="T14" style:family="text">
      <style:text-properties style:font-name="MonospaceTypewriter" fo:font-size="10pt" style:font-size-asian="10pt" style:font-size-complex="10pt"/>
    </style:style>
    <style:style style:name="T15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1" fo:font-size="16pt" style:font-size-asian="16pt" style:font-size-complex="16pt"/>
    </style:style>
    <style:style style:name="T19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004586" style:font-name="Hack" fo:font-size="16pt" style:font-size-asian="16pt" style:font-size-complex="16pt"/>
    </style:style>
    <style:style style:name="T21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22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23" style:family="text">
      <style:text-properties fo:font-size="18pt"/>
    </style:style>
    <style:style style:name="T24" style:family="text">
      <style:text-properties style:font-name="MonospaceTypewriter" fo:font-size="12pt" style:font-size-asian="12pt" style:font-size-complex="12pt"/>
    </style:style>
    <style:style style:name="T25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Hack" fo:font-size="13pt" style:font-size-asian="13pt" style:font-size-complex="13pt"/>
    </style:style>
    <style:style style:name="T32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33" style:family="text">
      <style:text-properties fo:color="#004586" style:font-name="Hack" fo:font-size="13pt" style:font-size-asian="13pt" style:font-size-complex="13pt"/>
    </style:style>
    <style:style style:name="T34" style:family="text">
      <style:text-properties fo:color="#808080" style:font-name="Hack"/>
    </style:style>
    <style:style style:name="T35" style:family="text">
      <style:text-properties fo:color="#990000" style:font-name="Hack"/>
    </style:style>
    <style:style style:name="T36" style:family="text">
      <style:text-properties style:font-name="Hack"/>
    </style:style>
    <style:style style:name="T37" style:family="text">
      <style:text-properties fo:color="#004586" style:font-name="Hack"/>
    </style:style>
    <style:style style:name="T38" style:family="text">
      <style:text-properties fo:color="#0000cc" style:font-name="Hack"/>
    </style:style>
    <style:style style:name="T39" style:family="text">
      <style:text-properties style:text-line-through-style="solid" style:text-line-through-type="single" style:font-name="Liberation Sans Narrow" fo:font-size="41.4000015258789pt" fo:font-weight="bold" style:font-weight-asian="bold" style:font-weight-complex="bold"/>
    </style:style>
    <style:style style:name="T40" style:family="text">
      <style:text-properties style:font-name="MonospaceTypewriter"/>
    </style:style>
    <style:style style:name="T41" style:family="text">
      <style:text-properties fo:color="#800000" style:font-name="MonospaceTypewriter"/>
    </style:style>
    <style:style style:name="T42" style:family="text">
      <style:text-properties fo:color="#004586" style:font-name="MonospaceTypewriter"/>
    </style:style>
    <style:style style:name="T43" style:family="text">
      <style:text-properties fo:color="#996633" style:font-name="MonospaceTypewriter"/>
    </style:style>
    <style:style style:name="T44" style:family="text">
      <style:text-properties style:font-name="Hack" fo:font-size="22pt" style:font-size-asian="22pt" style:font-size-complex="22pt"/>
    </style:style>
    <style:style style:name="T45" style:family="text">
      <style:text-properties fo:color="#004586" style:font-name="Hack" fo:font-size="22pt" style:font-size-asian="22pt" style:font-size-complex="22pt"/>
    </style:style>
    <style:style style:name="T46" style:family="text">
      <style:text-properties fo:color="#800000" style:font-name="Hack"/>
    </style:style>
    <style:style style:name="T47" style:family="text">
      <style:text-properties style:font-name="MonospaceTypewriter" fo:font-weight="bold" style:font-weight-asian="bold" style:font-weight-complex="bold"/>
    </style:style>
    <style:style style:name="T48" style:family="text">
      <style:text-properties style:font-name="Lucida Console" fo:font-size="12pt" style:font-size-asian="12pt" style:font-size-complex="12pt"/>
    </style:style>
    <style:style style:name="T49" style:family="text">
      <style:text-properties style:font-name="PT Astra Sans1" fo:font-size="22pt" style:font-size-asian="22pt" style:font-size-complex="22pt"/>
    </style:style>
    <style:style style:name="T50" style:family="text">
      <style:text-properties style:font-name="Hack" fo:font-size="12pt" style:font-size-asian="12pt" style:font-size-complex="12pt"/>
    </style:style>
    <style:style style:name="T51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52" style:family="text">
      <style:text-properties style:font-name="Liberation Sans Narrow"/>
    </style:style>
    <style:style style:name="T53" style:family="text">
      <style:text-properties style:font-name="Hack" fo:font-size="13pt" fo:font-style="italic" style:text-underline-style="none" style:font-size-asian="13pt" style:font-style-asian="italic" style:font-size-complex="13pt" style:font-style-complex="italic"/>
    </style:style>
    <style:style style:name="T54" style:family="text">
      <style:text-properties style:use-window-font-color="true" style:text-outline="false" style:text-line-through-style="none" style:text-line-through-type="none" style:font-name="Hack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style:font-name="Hack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4586" style:text-outline="false" style:text-line-through-style="none" style:text-line-through-type="none" style:font-name="Hack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4586" style:text-outline="false" style:text-line-through-style="none" style:text-line-through-type="none" style:font-name="Hack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ffff" style:font-name="Liberation Sans Narrow" fo:font-weight="bold" style:font-weight-asian="bold" style:font-weight-complex="bold"/>
    </style:style>
    <style:style style:name="T59" style:family="text">
      <style:text-properties style:font-name="PT Astra Sans1" fo:font-size="22pt" style:font-size-asian="28pt" style:font-size-complex="28pt"/>
    </style:style>
    <style:style style:name="T60" style:family="text">
      <style:text-properties fo:color="#336699" style:font-name="PT Astra Sans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3.078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Adding Key Client-side Protractor Methods to Java or .Net</text:span></text:p>
          </draw:text-box>
        </draw:frame>
        <draw:custom-shape draw:style-name="gr2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3" draw:text-style-name="P6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5" draw:text-style-name="P7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8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" draw:text-style-name="P5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9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1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0" draw:text-style-name="P12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5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3" draw:text-style-name="P6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5" draw:text-style-name="P7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5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9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6" draw:text-style-name="P16" draw:layer="layout" svg:width="3.582cm" svg:height="1.051cm" svg:x="3.906cm" svg:y="13.855cm">
            <draw:text-box>
              <text:p><text:span text:style-name="T3">Java</text:span></text:p>
            </draw:text-box>
          </draw:frame>
          <draw:frame draw:style-name="gr16" draw:text-style-name="P17" draw:layer="layout" svg:width="3.581cm" svg:height="1.051cm" svg:x="9.767cm" svg:y="13.855cm">
            <draw:text-box>
              <text:p><text:span text:style-name="T4">Node.js</text:span></text:p>
            </draw:text-box>
          </draw:frame>
          <draw:frame draw:style-name="gr17" draw:text-style-name="P17" draw:layer="layout" svg:width="3.581cm" svg:height="2.36cm" svg:x="15.79cm" svg:y="14.071cm">
            <draw:text-box>
              <text:p><text:span text:style-name="T4">jProractor, Protractor-ne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18" draw:layer="layout" svg:width="21.968cm" svg:height="14.946cm" svg:x="1.27cm" svg:y="6.39cm" presentation:class="outline" presentation:user-transformed="true">
          <draw:text-box>
            <text:p text:style-name="P2"><text:span text:style-name="T5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2"><text:span text:style-name="T5">mocha</text:span></text:p>
              </text:list-item>
              <text:list-item>
                <text:p text:style-name="P2"><text:span text:style-name="T5">jasmine</text:span></text:p>
              </text:list-item>
              <text:list-item>
                <text:p text:style-name="P2"><text:span text:style-name="T5">webdriverJs</text:span></text:p>
              </text:list-item>
              <text:list-item>
                <text:p text:style-name="P2"><text:span text:style-name="T5">cucumber</text:span></text:p>
              </text:list-item>
            </text:list>
            <text:p text:style-name="P2"><text:span text:style-name="T5">From Selenium perspective, two outstanding features of Protractor are Angular semantics <text:s/>integration with locator</text:span><text:span text:style-name="T5"><text:line-break/></text:span><text:span text:style-name="T5">and delegating the wait <text:s/>during element detection to </text:span><text:span text:style-name="T5"><text:line-break/></text:span><text:span text:style-name="T5">Angular runtime.</text:span></text:p>
            <text:p text:style-name="P2"><text:span text:style-name="T5"/></text:p>
          </draw:text-box>
        </draw:frame>
        <draw:frame draw:style-name="gr18" draw:text-style-name="P20" draw:layer="layout" svg:width="11.176cm" svg:height="6.327cm" svg:x="14.478cm" svg:y="10.183cm">
          <draw:text-box>
            <text:list text:style-name="L3">
              <text:list-item>
                <text:p text:style-name="P19"><text:span text:style-name="T6">Junit / testNg</text:span></text:p>
              </text:list-item>
              <text:list-item>
                <text:p text:style-name="P19"><text:span text:style-name="T6">Mockito</text:span></text:p>
              </text:list-item>
              <text:list-item>
                <text:p text:style-name="P19"><text:span text:style-name="T6">Selenium / selenium Grid</text:span></text:p>
              </text:list-item>
              <text:list-item>
                <text:p text:style-name="P19"><text:span text:style-name="T6">cucumb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Bare-bones Angular page</text:span></text:p>
          </draw:text-box>
        </draw:frame>
        <draw:frame presentation:style-name="pr6" draw:text-style-name="P22" draw:layer="layout" svg:width="15.005cm" svg:height="10.651cm" svg:x="0.489cm" svg:y="5.859cm">
          <draw:text-box>
            <text:p text:style-name="P21"><text:span text:style-name="T7">&lt;html ng-app=</text:span><text:span text:style-name="T8">"myApp"</text:span><text:span text:style-name="T7">&gt;</text:span><text:span text:style-name="T7"><text:line-break/></text:span><text:span text:style-name="T7">&lt;head&gt;</text:span><text:span text:style-name="T7"><text:line-break/></text:span><text:span text:style-name="T7">&lt;script src=</text:span><text:span text:style-name="T8">"angular.js"</text:span><text:span text:style-name="T7">&gt;&lt;/script&gt;</text:span><text:span text:style-name="T7"><text:line-break/></text:span><text:span text:style-name="T7">&lt;script type=</text:span><text:span text:style-name="T8">"text/javascript"</text:span><text:span text:style-name="T7">&gt;</text:span><text:span text:style-name="T7"><text:line-break/></text:span><text:span text:style-name="T8">var app = angular.module('myApp', []);</text:span><text:span text:style-name="T8"><text:line-break/></text:span><text:span text:style-name="T8">app.controller('myCtrl', </text:span><text:span text:style-name="T8"><text:line-break/></text:span><text:span text:style-name="T8"> <text:s/>function($scope){ <text:s/></text:span><text:span text:style-name="T8"><text:line-break/></text:span><text:span text:style-name="T8"> <text:s text:c="3"/>$scope.myChoice = 1;</text:span><text:span text:style-name="T8"><text:line-break/></text:span><text:span text:style-name="T8"> <text:s text:c="3"/>$scope.options = [</text:span><text:span text:style-name="T8"><text:line-break/></text:span><text:span text:style-name="T8"> <text:s text:c="5"/>{name: 'one', value: 1},</text:span><text:span text:style-name="T8"><text:line-break/></text:span><text:span text:style-name="T8"> <text:s text:c="5"/>{name: 'two', value: 2},</text:span><text:span text:style-name="T8"><text:line-break/></text:span><text:span text:style-name="T8"> <text:s text:c="3"/>]</text:span><text:span text:style-name="T8"><text:line-break/></text:span><text:span text:style-name="T8">});</text:span><text:span text:style-name="T7"> <text:s/></text:span><text:span text:style-name="T7"><text:line-break/></text:span><text:span text:style-name="T7">&lt;/script&gt;</text:span><text:span text:style-name="T7"><text:line-break/></text:span><text:span text:style-name="T7">&lt;/head&gt;</text:span></text:p>
          </draw:text-box>
        </draw:frame>
        <draw:frame presentation:style-name="pr7" draw:text-style-name="P23" draw:layer="layout" svg:width="12.531cm" svg:height="11cm" svg:x="14.88cm" svg:y="6.096cm" presentation:class="outline" presentation:user-transformed="true">
          <draw:text-box>
            <text:p text:style-name="P21"><text:span text:style-name="T7">&lt;body ng-controller=</text:span><text:span text:style-name="T8">"myCtrl"</text:span><text:span text:style-name="T7">&gt;</text:span><text:span text:style-name="T7"><text:line-break/></text:span><text:span text:style-name="T7"> &lt;select ng-model=</text:span><text:span text:style-name="T8">"myChoice"</text:span><text:span text:style-name="T7">&gt;</text:span><text:span text:style-name="T7"><text:line-break/></text:span><text:span text:style-name="T7"> <text:s text:c="2"/>&lt;option ng-repeat=</text:span><text:span text:style-name="T8">"option in options" </text:span><text:span text:style-name="T7">value=</text:span><text:span text:style-name="T8">"{{option.value}}"</text:span><text:span text:style-name="T7"> </text:span><text:span text:style-name="T7"><text:line-break/></text:span><text:span text:style-name="T7"> <text:s/>ng-selected=</text:span><text:span text:style-name="T7"><text:line-break/></text:span><text:span text:style-name="T7"> <text:s text:c="3"/></text:span><text:span text:style-name="T8">"option.value == myChoice"</text:span><text:span text:style-name="T8"><text:line-break/></text:span><text:span text:style-name="T7">&gt;</text:span><text:span text:style-name="T8">{{option.name}}</text:span><text:span text:style-name="T7">&lt;/option&gt;</text:span><text:span text:style-name="T7"><text:line-break/></text:span><text:span text:style-name="T7"> <text:s/>&lt;/select&gt;</text:span><text:span text:style-name="T7"><text:line-break/></text:span><text:span text:style-name="T7"> <text:s/>&lt;div&gt;Value = </text:span><text:span text:style-name="T8">{{myChoice}}</text:span><text:span text:style-name="T7">&lt;/div&gt;</text:span><text:span text:style-name="T7"><text:line-break/></text:span><text:span text:style-name="T7">&lt;/body&gt;</text:span><text:span text:style-name="T7"><text:line-break/></text:span><text:span text:style-name="T7">&lt;/html&gt;</text:span></text:p>
          </draw:text-box>
        </draw:frame>
        <draw:frame draw:style-name="gr19" draw:text-style-name="P24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Integration with QA / CI</text:span></text:p>
          </draw:text-box>
        </draw:frame>
        <draw:frame presentation:style-name="pr8" draw:text-style-name="P25" draw:layer="layout" svg:width="23.961cm" svg:height="9.4cm" svg:x="1.439cm" svg:y="6.35cm" presentation:class="outline" presentation:user-transformed="true">
          <draw:text-box>
            <text:list text:style-name="L2">
              <text:list-item>
                <text:p><text:span text:style-name="T9">Framework (module) layers offered for integrating Selenium Testing with CI by Java, .Net and Node.js offer similar functionality but are not easy to combine (examples exist) </text:span></text:p>
              </text:list-item>
              <text:list-item>
                <text:p><text:span text:style-name="T9">Angular MVC <text:s/>Clientside API were only available through Protractor </text:span></text:p>
              </text:list-item>
            </text:list>
          </draw:text-box>
        </draw:frame>
        <draw:frame presentation:style-name="pr9" draw:text-style-name="P26" draw:layer="layout" svg:width="19.692cm" svg:height="1.619cm" svg:x="4.254cm" svg:y="9.74cm">
          <draw:text-box>
            <text:p><text:span text:style-name="T10">Frequently Used Selenium 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Wire Protocol</text:span></text:p>
          </draw:text-box>
        </draw:frame>
        <draw:frame presentation:style-name="pr9" draw:text-style-name="P26" draw:layer="layout" svg:width="19.692cm" svg:height="1.619cm" svg:x="4.254cm" svg:y="9.74cm">
          <draw:text-box>
            <text:p><text:span text:style-name="T10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7"><text:span text:style-name="T11">Command</text:span></text:p>
              </table:table-cell>
              <table:table-cell>
                <text:p><text:span text:style-name="T12">Method</text:span></text:p>
              </table:table-cell>
              <table:table-cell>
                <text:p><text:span text:style-name="T12">URI Template</text:span></text:p>
              </table:table-cell>
            </table:table-row>
            <table:table-row table:style-name="ro2" table:default-cell-style-name="ce3">
              <table:table-cell>
                <text:p><text:span text:style-name="T13">Find Element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</text:span></text:p>
              </table:table-cell>
            </table:table-row>
            <table:table-row table:style-name="ro3" table:default-cell-style-name="ce3">
              <table:table-cell>
                <text:p><text:span text:style-name="T13">Find Element fron Another 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element id}/element</text:span></text:p>
              </table:table-cell>
            </table:table-row>
            <table:table-row table:style-name="ro4" table:default-cell-style-name="ce3">
              <table:table-cell>
                <text:p><text:span text:style-name="T13">Get Element Attribute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attribute/{</text:span><text:span text:style-name="T15">name</text:span><text:span text:style-name="T14">}</text:span></text:p>
              </table:table-cell>
            </table:table-row>
            <table:table-row table:style-name="ro3" table:default-cell-style-name="ce3">
              <table:table-cell>
                <text:p><text:span text:style-name="T13">Get Element Property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property/{</text:span><text:span text:style-name="T15">name</text:span><text:span text:style-name="T14">}</text:span></text:p>
              </table:table-cell>
            </table:table-row>
            <table:table-row table:style-name="ro3" table:default-cell-style-name="ce3">
              <table:table-cell>
                <text:p><text:span text:style-name="T13">Get Element CSS Value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css/{</text:span><text:span text:style-name="T15">property name</text:span><text:span text:style-name="T14">}</text:span></text:p>
              </table:table-cell>
            </table:table-row>
            <table:table-row table:style-name="ro3" table:default-cell-style-name="ce3">
              <table:table-cell>
                <text:p><text:span text:style-name="T13">Get Element Text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text</text:span></text:p>
              </table:table-cell>
            </table:table-row>
            <table:table-row table:style-name="ro3" table:default-cell-style-name="ce3">
              <table:table-cell>
                <text:p><text:span text:style-name="T13">Get Element Tag Nate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name</text:span></text:p>
              </table:table-cell>
            </table:table-row>
            <table:table-row table:style-name="ro3" table:default-cell-style-name="ce3">
              <table:table-cell>
                <text:p><text:span text:style-name="T13">Get Element Rectangle position 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rect</text:span></text:p>
              </table:table-cell>
            </table:table-row>
            <table:table-row table:style-name="ro2" table:default-cell-style-name="ce3">
              <table:table-cell>
                <text:p><text:span text:style-name="T13">Execute Script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xecute/sync</text:span></text:p>
              </table:table-cell>
            </table:table-row>
            <table:table-row table:style-name="ro5" table:default-cell-style-name="ce3">
              <table:table-cell>
                <text:p><text:span text:style-name="T13">Execute Async script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8" draw:layer="layout" svg:width="19.4cm" svg:height="0.763cm" svg:x="0.254cm" svg:y="18.795cm">
          <draw:text-box>
            <text:p><text:span text:style-name="T16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Protracrot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27"><text:span text:style-name="T11">Method</text:span></text:p>
              </table:table-cell>
            </table:table-row>
            <table:table-row table:style-name="ro7">
              <table:table-cell table:style-name="ce5">
                <text:p><text:span text:style-name="T7">model</text:span></text:p>
              </table:table-cell>
            </table:table-row>
            <table:table-row table:style-name="ro8">
              <table:table-cell table:style-name="ce5">
                <text:p><text:span text:style-name="T7">binding </text:span></text:p>
              </table:table-cell>
            </table:table-row>
            <table:table-row table:style-name="ro9">
              <table:table-cell table:style-name="ce5">
                <text:p><text:span text:style-name="T7">options</text:span></text:p>
              </table:table-cell>
            </table:table-row>
            <table:table-row table:style-name="ro8">
              <table:table-cell table:style-name="ce5">
                <text:p><text:span text:style-name="T7">selectedOption, selectedRepeaterOption</text:span></text:p>
              </table:table-cell>
            </table:table-row>
            <table:table-row table:style-name="ro8">
              <table:table-cell table:style-name="ce5">
                <text:p><text:span text:style-name="T7">repeater</text:span></text:p>
              </table:table-cell>
            </table:table-row>
            <table:table-row table:style-name="ro8">
              <table:table-cell table:style-name="ce5">
                <text:p><text:span text:style-name="T7">RepeaterRow, repeaterColumn, repeaterElement</text:span></text:p>
              </table:table-cell>
            </table:table-row>
            <table:table-row table:style-name="ro8">
              <table:table-cell table:style-name="ce5">
                <text:p><text:span text:style-name="T7">buttonText, partialButtonText</text:span></text:p>
              </table:table-cell>
            </table:table-row>
            <table:table-row table:style-name="ro8">
              <table:table-cell table:style-name="ce5">
                <text:p><text:span text:style-name="T7">cssContiningText</text:span></text:p>
              </table:table-cell>
            </table:table-row>
            <table:table-row table:style-name="ro7">
              <table:table-cell table:style-name="ce5">
                <text:p><text:span text:style-name="T7">testForAngular, waitForAngular</text:span></text:p>
              </table:table-cell>
            </table:table-row>
            <table:table-row table:style-name="ro7">
              <table:table-cell table:style-name="ce5">
                <text:p><text:span text:style-name="T7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28" draw:layer="layout" svg:width="19.4cm" svg:height="0.763cm" svg:x="0.254cm" svg:y="18.795cm">
          <draw:text-box>
            <text:p><text:span text:style-name="T16">http://www.protractortest.org/#/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extended with Protractor </text:span></text:p>
          </draw:text-box>
        </draw:frame>
        <draw:frame presentation:style-name="pr9" draw:text-style-name="P26" draw:layer="layout" svg:width="19.692cm" svg:height="1.619cm" svg:x="4.254cm" svg:y="9.74cm">
          <draw:text-box>
            <text:p><text:span text:style-name="T10">Frequently Used Selenium API</text:span></text:p>
          </draw:text-box>
        </draw:frame>
        <draw:frame presentation:style-name="pr10" draw:text-style-name="P30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29"><text:span text:style-name="T17">ByClassName, ByCssSelector, ById, ByLinkText, ByName, ByPartialLinkText, ByTagName, ByXPath (nested classes of By)</text:span></text:p>
              </text:list-item>
              <text:list-item>
                <text:p text:style-name="P29"><text:span text:style-name="T17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29"><text:span text:style-name="T17">ExpectedConditions</text:span></text:p>
              </text:list-item>
              <text:list-item>
                <text:p text:style-name="P29"><text:span text:style-name="T17">WebElement.findElements</text:span></text:p>
              </text:list-item>
              <text:list-item>
                <text:p text:style-name="P29"><text:span text:style-name="T17">WebElement.evaluate</text:span></text:p>
              </text:list-item>
              <text:list-item>
                <text:p text:style-name="P29"><text:span text:style-name="T17">Wait</text:span></text:p>
              </text:list-item>
              <text:list-item>
                <text:p text:style-name="P29"><text:span text:style-name="T17">WebDriver.waitForAngular</text:span></text:p>
              </text:list-item>
              <text:list-item>
                <text:p text:style-name="P29"><text:span text:style-name="T17">SendKeys</text:span></text:p>
              </text:list-item>
              <text:list-item>
                <text:p text:style-name="P29"><text:span text:style-name="T17">Actions</text:span></text:p>
                <text:p text:style-name="P29"><text:span text:style-name="T17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Selenium Test Code fragments</text:span></text:p>
          </draw:text-box>
        </draw:frame>
        <draw:frame presentation:style-name="pr12" draw:text-style-name="P33" draw:layer="layout" svg:width="20.902cm" svg:height="11.629cm" svg:x="1.318cm" svg:y="5.69cm" presentation:class="outline" presentation:user-transformed="true">
          <draw:text-box>
            <text:p text:style-name="P31"><text:span text:style-name="T7"/></text:p>
            <text:p text:style-name="P32"><text:span text:style-name="T18">Core Selenim 'By' classes support *a generic* DOM node therefore need annotated</text:span><text:span text:style-name="T7">:</text:span></text:p>
            <text:p text:style-name="P32"><text:span text:style-name="T7">// finding selected customer</text:span><text:span text:style-name="T7"><text:line-break/></text:span><text:span text:style-name="T7">WebElement </text:span><text:span text:style-name="T19">element</text:span><text:span text:style-name="T7"> = </text:span><text:span text:style-name="T19">driver</text:span><text:span text:style-name="T7">.findElement(By.xpath(</text:span><text:span text:style-name="T7"><text:line-break/></text:span><text:span text:style-name="T7"> <text:s/></text:span><text:span text:style-name="T20">"/div[13]/ul/li[4]/select"</text:span><text:span text:style-name="T7">));</text:span></text:p>
            <text:p text:style-name="P32"><text:span text:style-name="T7">WebElement </text:span><text:span text:style-name="T19">element</text:span><text:span text:style-name="T7"> = </text:span><text:span text:style-name="T19">driver</text:span><text:span text:style-name="T7">.findElement(By.cssSelector(</text:span><text:span text:style-name="T7"><text:line-break/></text:span><text:span text:style-name="T7"> <text:s/></text:span><text:span text:style-name="T20">"div#outer div.inner"</text:span><text:span text:style-name="T7">));</text:span></text:p>
            <text:p text:style-name="P32"><text:span text:style-name="T18">Javascript frequently used for visual cue:</text:span></text:p>
            <text:p text:style-name="P32"><text:span text:style-name="T7">// highlight</text:span><text:span text:style-name="T7"><text:line-break/></text:span><text:span text:style-name="T7">(JavascriptExecutor) driver.executeScript(</text:span><text:span text:style-name="T7"><text:line-break/></text:span><text:span text:style-name="T7"><text:tab/></text:span><text:span text:style-name="T20">"arguments[0].style.border='3px solid yellow'"</text:span><text:span text:style-name="T7">, element);</text:span></text:p>
            <text:p text:style-name="P32"><text:span text:style-name="T18">And can be equally used as well to return element information:</text:span></text:p>
            <text:p text:style-name="P32"><text:span text:style-name="T7">Object </text:span><text:span text:style-name="T19">result</text:span><text:span text:style-name="T7"> = </text:span><text:span text:style-name="T21">(JavascriptExecutor)driver</text:span><text:span text:style-name="T7">.executeScript(</text:span><text:span text:style-name="T22">"return</text:span><text:span text:style-name="T22"><text:line-break/></text:span><text:span text:style-name="T22"> <text:s text:c="3"/>angular.identity(angular.element(arguments[0])).html();"</text:span><text:span text:style-name="T7">, </text:span><text:span text:style-name="T19">element</text:span><text:span text:style-name="T7">);</text:span></text:p>
            <text:list text:style-name="L2">
              <text:list-header>
                <text:p><text:span text:style-name="T7"/></text:p>
              </text:list-header>
            </text:list>
          </draw:text-box>
        </draw:frame>
        <draw:frame draw:style-name="gr21" draw:text-style-name="P34" draw:layer="layout" svg:width="0.502cm" svg:height="2.581cm" svg:x="21.162cm" svg:y="8.876cm">
          <draw:text-box>
            <text:p><text:span text:style-name="T23"/></text:p>
            <text:p><text:span text:style-name="T23"><text:line-break/></text:span><text:span text:style-name="T23"/></text:p>
          </draw:text-box>
        </draw:frame>
        <draw:frame draw:style-name="gr22" draw:text-style-name="P34" draw:layer="layout" svg:width="0.502cm" svg:height="1.811cm" svg:x="6.348cm" svg:y="13.422cm">
          <draw:text-box>
            <text:p><text:span text:style-name="T23"/></text:p>
            <text:p><text:span text:style-name="T23"/></text:p>
          </draw:text-box>
        </draw:frame>
        <draw:frame draw:style-name="gr23" draw:text-style-name="P35" draw:layer="layout" svg:width="15.302cm" svg:height="0.868cm" svg:x="2.279cm" svg:y="17.752cm">
          <draw:text-box>
            <text:p><text:span text:style-name="T24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3T14">
        <office:forms form:automatic-focus="false" form:apply-design-mode="false"/>
        <draw:frame presentation:style-name="pr13" draw:text-style-name="P1" draw:layer="layout" svg:width="21.553cm" svg:height="3.463cm" svg:x="1.4cm" svg:y="0.836cm" presentation:class="title" presentation:user-transformed="true">
          <draw:text-box>
            <text:p><text:span text:style-name="T1">Convenience of Protractor Locators</text:span></text:p>
          </draw:text-box>
        </draw:frame>
        <draw:frame presentation:style-name="pr8" draw:text-style-name="P33" draw:layer="layout" svg:width="21.814cm" svg:height="12.773cm" svg:x="1.465cm" svg:y="6.061cm" presentation:class="outline" presentation:user-transformed="true">
          <draw:text-box>
            <text:p text:style-name="P32"><text:span text:style-name="T7"><text:line-break/></text:span><text:span text:style-name="T7">Choosing</text:span><text:span text:style-name="T18"> the same language the page and the </text:span><text:span text:style-name="T25">Test makes test <text:s/>more readable: locators reflect the context</text:span></text:p>
            <text:p text:style-name="P32"><text:span text:style-name="T26">NgWebElement cell = ngDriver.findElement(</text:span><text:span text:style-name="T26"><text:line-break/></text:span><text:span text:style-name="T26"> <text:s/>NgBy.repeaterElement(</text:span><text:span text:style-name="T27">"row in rows"</text:span><text:span text:style-name="T26">, </text:span><text:span text:style-name="T27">rowNum</text:span><text:span text:style-name="T26">, </text:span><text:span text:style-name="T27">"cellName"</text:span><text:span text:style-name="T26">));</text:span></text:p>
            <text:p text:style-name="P36"><text:span text:style-name="T26">ngDriver.findElement(ByAngular.repeater(</text:span><text:span text:style-name="T27">"car in Cars"</text:span><text:span text:style-name="T26">)</text:span><text:span text:style-name="T26"><text:line-break/></text:span><text:span text:style-name="T26"> <text:s text:c="7"/>.row(</text:span><text:span text:style-name="T27">2</text:span><text:span text:style-name="T26">)</text:span><text:span text:style-name="T26"><text:line-break/></text:span><text:span text:style-name="T26"> <text:s text:c="7"/>.column(</text:span><text:span text:style-name="T27">"item.isSelected"</text:span><text:span text:style-name="T26">)).click(); </text:span></text:p>
            <text:p text:style-name="P32"><text:span text:style-name="T28">List&lt;WebElement&gt; </text:span><text:span text:style-name="T29">customers</text:span><text:span text:style-name="T28"> = </text:span><text:span text:style-name="T29">ngDriver</text:span><text:span text:style-name="T28">.findElements(NgBy.repeater(</text:span><text:span text:style-name="T30">"cust in Customers"</text:span><text:span text:style-name="T28">));</text:span><text:span text:style-name="T28"><text:line-break/></text:span><text:span text:style-name="T28"><text:line-break/></text:span><text:span text:style-name="T28">NgWebElement </text:span><text:span text:style-name="T29">selectedCustomer</text:span><text:span text:style-name="T28"> = </text:span><text:span text:style-name="T29">ngDriver</text:span><text:span text:style-name="T28">.findElement(NgBy.</text:span><text:span text:style-name="T26">model(</text:span><text:span text:style-name="T27">"selectedCustomer"</text:span><text:span text:style-name="T26">));</text:span></text:p>
            <text:p text:style-name="P32"><text:span text:style-name="T26">WebElement </text:span><text:span text:style-name="T29">customerName</text:span><text:span text:style-name="T26"> = </text:span><text:span text:style-name="T29">selectedCustomer</text:span><text:span text:style-name="T26">.findElement(NgBy.binding(</text:span><text:span text:style-name="T27">"Name"</text:span><text:span text:style-name="T26">));</text:span><text:span text:style-name="T31"><text:line-break/></text:span><text:span text:style-name="T31"><text:line-break/></text:span><text:span text:style-name="T31">Object customer</text:span><text:span text:style-name="T32">Country</text:span><text:span text:style-name="T31"> = </text:span><text:span text:style-name="T29">selectedCustomer</text:span><text:span text:style-name="T31">.evaluate(</text:span><text:span text:style-name="T33">"customer.Country"</text:span><text:span text:style-name="T31">);</text:span></text:p>
            <text:p text:style-name="P32"><text:span text:style-name="T31">ArrayList&lt;Long&gt; accounts = (ArrayList&lt;Long&gt;) </text:span><text:span text:style-name="T31"><text:line-break/></text:span><text:span text:style-name="T31"> <text:s/>new NgWebElement(ngDriver, </text:span><text:span text:style-name="T29">selectedCustomer</text:span><text:span text:style-name="T31">).evaluate(</text:span><text:span text:style-name="T31"><text:line-break/></text:span><text:span text:style-name="T33">"customer.accountNo"</text:span><text:span text:style-name="T31">);</text:span></text:p>
          </draw:text-box>
        </draw:frame>
        <draw:frame draw:style-name="gr22" draw:text-style-name="P34" draw:layer="layout" svg:width="0.502cm" svg:height="1.811cm" svg:x="21.162cm" svg:y="8.775cm">
          <draw:text-box>
            <text:p><text:span text:style-name="T23"/></text:p>
            <text:p><text:span text:style-name="T23"/></text:p>
          </draw:text-box>
        </draw:frame>
        <draw:frame draw:style-name="gr22" draw:text-style-name="P34" draw:layer="layout" svg:width="0.502cm" svg:height="1.811cm" svg:x="6.348cm" svg:y="13.265cm">
          <draw:text-box>
            <text:p><text:span text:style-name="T23"/></text:p>
            <text:p><text:span text:style-name="T23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Protractor and Cucumber</text:span></text:p>
          </draw:text-box>
        </draw:frame>
        <draw:frame presentation:style-name="pr8" draw:text-style-name="P37" draw:layer="layout" svg:width="20.902cm" svg:height="12.174cm" svg:x="1.302cm" svg:y="5.362cm" presentation:class="outline" presentation:user-transformed="true">
          <draw:text-box>
            <text:p><text:span text:style-name="T34">@test </text:span><text:span text:style-name="T35">Scenario Outline</text:span><text:span text:style-name="T36">: Existing Customer Login </text:span></text:p>
            <text:p><text:span text:style-name="T36"><text:s text:c="2"/></text:span><text:span text:style-name="T35">Given</text:span><text:span text:style-name="T36"> I am at the Home Page</text:span></text:p>
            <text:p><text:span text:style-name="T36"><text:s text:c="2"/></text:span><text:span text:style-name="T35">When</text:span><text:span text:style-name="T36"> I continue as </text:span><text:span text:style-name="T37">"Customer Login"</text:span><text:span text:style-name="T36"> </text:span></text:p>
            <text:p><text:span text:style-name="T36"><text:s text:c="2"/></text:span><text:span text:style-name="T35">And</text:span><text:span text:style-name="T36"> I am existing customer </text:span><text:span text:style-name="T37">"&lt;FirstName&gt;"</text:span><text:span text:style-name="T36">, </text:span><text:span text:style-name="T37">"&lt;LastName&gt;"</text:span><text:span text:style-name="T36"> </text:span></text:p>
            <text:p><text:span text:style-name="T36"><text:s text:c="2"/></text:span><text:span text:style-name="T35">Then</text:span><text:span text:style-name="T36"> I am greeted by </text:span><text:span text:style-name="T37">"&lt;FirstName&gt;"</text:span><text:span text:style-name="T36">, </text:span><text:span text:style-name="T38">"&lt;LastName&gt;"</text:span><text:span text:style-name="T36"> </text:span></text:p>
            <text:p><text:span text:style-name="T36"><text:s text:c="2"/></text:span><text:span text:style-name="T35">And</text:span><text:span text:style-name="T36"> I see balance on one of my accounts </text:span><text:span text:style-name="T37">"&lt;AccountNumbers&gt;"</text:span></text:p>
            <text:p><text:span text:style-name="T36"><text:s text:c="2"/></text:span><text:span text:style-name="T35">And</text:span><text:span text:style-name="T36"> I can switch to any of accounts </text:span><text:span text:style-name="T37">"&lt;AccountNumbers&gt;"</text:span><text:span text:style-name="T36"> I have</text:span></text:p>
            <text:p><text:span text:style-name="T36"><text:s text:c="2"/></text:span><text:span text:style-name="T35">And</text:span><text:span text:style-name="T36"> I can not see any other accounts...</text:span></text:p>
            <text:p><text:span text:style-name="T36"><text:s text:c="2"/></text:span><text:span text:style-name="T35">Examples</text:span><text:span text:style-name="T36">: </text:span></text:p>
            <text:p><text:span text:style-name="T36"><text:s text:c="2"/></text:span><text:span text:style-name="T36">|</text:span><text:span text:style-name="T37"> AccountNumbers</text:span><text:span text:style-name="T36"> | </text:span><text:span text:style-name="T37">FirstName</text:span><text:span text:style-name="T36"> | </text:span><text:span text:style-name="T37">LastName</text:span><text:span text:style-name="T36"> | </text:span></text:p>
            <text:p><text:span text:style-name="T36"><text:s text:c="2"/></text:span><text:span text:style-name="T36">| </text:span><text:span text:style-name="T37">1004,1005,1006</text:span><text:span text:style-name="T36"> | </text:span><text:span text:style-name="T37">Harry</text:span><text:span text:style-name="T36"> | </text:span><text:span text:style-name="T37">Potter</text:span><text:span text:style-name="T36"> |</text:span></text:p>
          </draw:text-box>
        </draw:frame>
        <draw:frame draw:style-name="gr24" draw:text-style-name="P35" draw:layer="layout" svg:width="14.977cm" svg:height="1.841cm" svg:x="1.79cm" svg:y="19.268cm">
          <draw:text-box>
            <text:p><text:span text:style-name="T24">https://github.com/sergueik/jProtractor/blob/master/src/test/java/com/jprotractor/integration/NgWay2AutomationIntegrationTest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2T3">
        <office:forms form:automatic-focus="false" form:apply-design-mode="false"/>
        <draw:frame presentation:style-name="pr11" draw:text-style-name="P39" draw:layer="layout" svg:width="21.553cm" svg:height="3.506cm" svg:x="1.4cm" svg:y="0.836cm" presentation:class="title">
          <draw:text-box>
            <text:p text:style-name="P38"><text:span text:style-name="T39">Step Definitions</text:span></text:p>
          </draw:text-box>
        </draw:frame>
        <draw:frame presentation:style-name="pr7" draw:text-style-name="P41" draw:layer="layout" svg:width="10.2cm" svg:height="13.423cm" svg:x="1.195cm" svg:y="6.061cm" presentation:class="outline" presentation:user-transformed="true">
          <draw:text-box>
            <text:p><text:span text:style-name="T40">@Test</text:span></text:p>
            <text:p><text:span text:style-name="T40">public void testCustomerLogin() throws Exception {</text:span></text:p>
            <text:p><text:span text:style-name="T41">// When I proceed to "Customer Login"</text:span></text:p>
            <text:p><text:span text:style-name="T40">ngDriver.findElement(</text:span></text:p>
            <text:p text:style-name="P40"><text:span text:style-name="T40">NgBy.buttonText(</text:span><text:span text:style-name="T42">"Customer Login"</text:span><text:span text:style-name="T40">)).click();</text:span></text:p>
            <text:p><text:span text:style-name="T41"/></text:p>
            <text:p><text:span text:style-name="T41">// And I choose from existing customers</text:span></text:p>
            <text:p><text:span text:style-name="T40">for (WebElement currentCustomer : ngDriver.findElements(</text:span></text:p>
            <text:p><text:span text:style-name="T40">NgBy.repeater(</text:span><text:span text:style-name="T42">"cust in Customers"</text:span><text:span text:style-name="T40">)))) {</text:span></text:p>
            <text:p><text:span text:style-name="T40"><text:s text:c="2"/></text:span><text:span text:style-name="T40">if (currentCustomer.getText().indexOf(</text:span></text:p>
            <text:p><text:span text:style-name="T42">"Harry Potter"</text:span><text:span text:style-name="T40">) &gt;= 0) { </text:span></text:p>
            <text:p><text:span text:style-name="T40">currentCustomer.click();}</text:span></text:p>
            <text:p><text:span text:style-name="T40">} </text:span></text:p>
            <text:p><text:span text:style-name="T41">// And I log in</text:span></text:p>
            <text:p><text:span text:style-name="T40">ngDriver.findElement(NgBy.buttonText(</text:span><text:span text:style-name="T42">"Login"</text:span><text:span text:style-name="T40">)).click();</text:span></text:p>
            <text:p><text:span text:style-name="T41">// Then I am greeted by my first and last name</text:span></text:p>
            <text:p><text:span text:style-name="T40">assertThat(ngDriver.findElement(NgBy.binding(</text:span><text:span text:style-name="T42">"user"</text:span><text:span text:style-name="T40">)).getText(), containsString(</text:span><text:span text:style-name="T42">"Harry"</text:span><text:span text:style-name="T40">));</text:span></text:p>
            <text:p><text:span text:style-name="T40"/></text:p>
          </draw:text-box>
        </draw:frame>
        <draw:frame presentation:style-name="pr7" draw:text-style-name="P41" draw:layer="layout" svg:width="10.2cm" svg:height="14.072cm" svg:x="12.11cm" svg:y="5.628cm" presentation:class="outline" presentation:user-transformed="true">
          <draw:text-box>
            <text:p><text:span text:style-name="T43">// And I see one of my accounts</text:span></text:p>
            <text:p><text:span text:style-name="T40">Matcher matcher = Pattern.compile(</text:span></text:p>
            <text:p><text:span text:style-name="T42">"(1004|1005|1006)"</text:span><text:span text:style-name="T40">)</text:span></text:p>
            <text:p><text:span text:style-name="T40">.matcher(</text:span></text:p>
            <text:p><text:span text:style-name="T40">ngDriver.findElement(NgBy.binding(</text:span><text:span text:style-name="T42">"accountNo"</text:span><text:span text:style-name="T40">)).getText());</text:span></text:p>
            <text:p><text:span text:style-name="T40">assertTrue(matcher.find());</text:span></text:p>
            <text:p><text:span text:style-name="T40"/></text:p>
            <text:p><text:span text:style-name="T40">Enumeration&lt;WebElement&gt; accounts = Collections.enumeration(ngDriver</text:span></text:p>
            <text:p><text:span text:style-name="T40">.findElements(NgBy.options(</text:span></text:p>
            <text:p><text:span text:style-name="T42">"account for account in Accounts"</text:span><text:span text:style-name="T40">)));</text:span></text:p>
            <text:p><text:span text:style-name="T40">while (accounts.hasMoreElements()) {</text:span></text:p>
            <text:p><text:span text:style-name="T40"><text:s text:c="2"/></text:span><text:span text:style-name="T41">// And I can not see any other accounts then my own</text:span></text:p>
            <text:p><text:span text:style-name="T40"><text:s text:c="2"/></text:span><text:span text:style-name="T40">matcher = Pattern.compile(</text:span></text:p>
            <text:p><text:span text:style-name="T42">"^(?!1004|1005|1006).*$"</text:span><text:span text:style-name="T40">)</text:span></text:p>
            <text:p><text:span text:style-name="T40">.matcher(</text:span></text:p>
            <text:p><text:span text:style-name="T40">accounts.nextElement().getText());</text:span></text:p>
            <text:p><text:span text:style-name="T40"><text:s text:c="2"/></text:span><text:span text:style-name="T40">assertFalse(matcher.find());</text:span></text:p>
            <text:p><text:span text:style-name="T40">}</text:span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Protractor Annotations</text:span></text:p>
          </draw:text-box>
        </draw:frame>
        <draw:frame presentation:style-name="pr8" draw:text-style-name="P37" draw:layer="layout" svg:width="20.902cm" svg:height="5.679cm" svg:x="1.302cm" svg:y="5.362cm" presentation:class="outline" presentation:user-transformed="true">
          <draw:text-box>
            <text:p><text:span text:style-name="T44">NgWebElement firstNumber = ngDriver.findElement(NgBy.model(</text:span><text:span text:style-name="T45">"first"</text:span><text:span text:style-name="T44">));</text:span></text:p>
            <text:p><text:span text:style-name="T44"/></text:p>
            <text:p><text:span text:style-name="T44">NgWebElement operator= ngDriver.findElement(NgBy.options(</text:span><text:span text:style-name="T44"><text:line-break/></text:span><text:span text:style-name="T45">"value for (key, value) in operators"</text:span><text:span text:style-name="T44">));</text:span></text:p>
            <text:p><text:span text:style-name="T44"/></text:p>
            <text:p><text:span text:style-name="T44"/></text:p>
          </draw:text-box>
        </draw:frame>
        <draw:frame presentation:style-name="pr8" draw:text-style-name="P43" draw:layer="layout" svg:width="20.902cm" svg:height="6.771cm" svg:x="1.4cm" svg:y="11.847cm" presentation:class="outline" presentation:user-transformed="true">
          <draw:text-box>
            <text:p><text:span text:style-name="T36">@FindBy(how = </text:span><text:span text:style-name="T46">How.MODEL</text:span><text:span text:style-name="T36">, using = </text:span><text:span text:style-name="T37">"first"</text:span><text:span text:style-name="T36">)</text:span></text:p>
            <text:p><text:span text:style-name="T36"><text:s/></text:span><text:span text:style-name="T36">private WebElement firstNumber;</text:span></text:p>
            <text:p><text:span text:style-name="T36">@FindBy(how = </text:span><text:span text:style-name="T46">How.OPTIONS</text:span><text:span text:style-name="T36">, using = </text:span><text:span text:style-name="T36"><text:line-break/></text:span><text:span text:style-name="T37">"value for (key, value) in operators"</text:span><text:span text:style-name="T36">)</text:span></text:p>
            <text:p><text:span text:style-name="T36"><text:s/></text:span><text:span text:style-name="T36">private WebElement operatorSelect;</text:span></text:p>
            <text:p><text:span text:style-name="T36"><text:s/></text:span><text:span text:style-name="T36">new Select(operatorSelect).selectByValue(</text:span><text:span text:style-name="T37">"MULTIPLICATION"</text:span><text:span text:style-name="T36">);</text:span></text:p>
          </draw:text-box>
        </draw:frame>
        <draw:frame draw:style-name="gr25" draw:text-style-name="P35" draw:layer="layout" svg:width="14.977cm" svg:height="0.868cm" svg:x="1.79cm" svg:y="19.268cm">
          <draw:text-box>
            <text:p><text:span text:style-name="T24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_5f_" presentation:presentation-page-layout-name="AL4T1">
        <draw:frame presentation:style-name="pr14" draw:text-style-name="P44" draw:layer="layout" svg:width="21.553cm" svg:height="3.506cm" svg:x="1.4cm" svg:y="0.836cm" presentation:class="title">
          <draw:text-box>
            <text:p><text:span text:style-name="T47">Clientsidescripts.js</text:span></text:p>
          </draw:text-box>
        </draw:frame>
        <draw:frame presentation:style-name="pr15" draw:text-style-name="P45" draw:layer="layout" svg:width="20.902cm" svg:height="11.907cm" svg:x="1.4cm" svg:y="5.628cm" presentation:class="outline">
          <draw:text-box>
            <text:p text:style-name="P32"><text:span text:style-name="T48"/></text:p>
            <text:p text:style-name="P32"><text:span text:style-name="T48"><text:s/></text:span><text:span text:style-name="T24">var element = arguments[0];</text:span><text:span text:style-name="T24"><text:line-break/></text:span><text:span text:style-name="T24"> var expression = arguments[1];</text:span><text:span text:style-name="T24"><text:line-break/></text:span><text:span text:style-name="T24"> return angular.element(element).scope().$eval(expression);</text:span></text:p>
          </draw:text-box>
        </draw:frame>
        <draw:frame draw:style-name="gr26" draw:text-style-name="P46" draw:layer="layout" svg:width="15.14cm" svg:height="1.275cm" svg:x="2.116cm" svg:y="18.185cm">
          <draw:text-box>
            <text:p><text:span text:style-name="T16">https://github.com/angular/protractor/blob/master/lib/clientsidescripts.js#L623</text:span></text:p>
          </draw:text-box>
        </draw:frame>
        <draw:frame draw:style-name="gr27" draw:text-style-name="P48" draw:layer="layout" svg:width="16.767cm" svg:height="3.247cm" svg:x="2.441cm" svg:y="6.061cm">
          <draw:text-box>
            <text:p><text:span text:style-name="T49">18 methods</text:span></text:p>
            <text:p text:style-name="P47"><text:span text:style-name="T49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_5f_" presentation:presentation-page-layout-name="AL4T1">
        <draw:frame presentation:style-name="pr14" draw:text-style-name="P44" draw:layer="layout" svg:width="21.553cm" svg:height="3.506cm" svg:x="1.4cm" svg:y="0.836cm" presentation:class="title">
          <draw:text-box>
            <text:p><text:span text:style-name="T47">Clientsidescripts.js</text:span></text:p>
          </draw:text-box>
        </draw:frame>
        <draw:frame presentation:style-name="pr16" draw:text-style-name="P49" draw:layer="layout" svg:width="20.902cm" svg:height="12.99cm" svg:x="1.4cm" svg:y="5.628cm" presentation:class="outline" presentation:user-transformed="true">
          <draw:text-box>
            <text:p text:style-name="P32"><text:span text:style-name="T50">var findBindings = function(binding, exactMatch, using, rootSelector) {</text:span><text:span text:style-name="T50"><text:line-break/></text:span><text:span text:style-name="T50"> <text:s text:c="3"/>var root = document.querySelector(rootSelector || </text:span><text:span text:style-name="T51">'body'</text:span><text:span text:style-name="T50">);</text:span><text:span text:style-name="T50"><text:line-break/></text:span><text:span text:style-name="T50"> <text:s text:c="3"/>using = using || document;</text:span><text:span text:style-name="T50"><text:line-break/></text:span><text:span text:style-name="T50"> <text:s text:c="3"/>var bindings = using.getElementsByClassName(</text:span><text:span text:style-name="T51">'ng-binding'</text:span><text:span text:style-name="T50">);</text:span><text:span text:style-name="T50"><text:line-break/></text:span><text:span text:style-name="T50"> <text:s text:c="3"/>var </text:span><text:span text:style-name="T51">matches</text:span><text:span text:style-name="T50"> = [];</text:span><text:span text:style-name="T50"><text:line-break/></text:span><text:span text:style-name="T50"> <text:s text:c="3"/>for (var i = 0; i &lt; bindings.length; ++i) {</text:span><text:span text:style-name="T50"><text:line-break/></text:span><text:span text:style-name="T50"> <text:s text:c="5"/>var dataBinding = angular.element(bindings[i]).data(</text:span><text:span text:style-name="T51">'$binding'</text:span><text:span text:style-name="T50">);</text:span><text:span text:style-name="T50"><text:line-break/></text:span><text:span text:style-name="T50"> <text:s text:c="5"/>var bindingName = dataBinding.exp || dataBinding[0].exp || dataBinding;</text:span><text:span text:style-name="T50"><text:line-break/></text:span><text:span text:style-name="T50"> <text:s text:c="5"/>var matcher = new RegExp('({|\\s|^|\\|)' +</text:span><text:span text:style-name="T50"><text:line-break/></text:span><text:span text:style-name="T50"> <text:s text:c="19"/>binding.replace(/[\-\[\]\/\{\}\(\)\*\+\?\.\\\^\$\|]/g, '\\$&amp;') +</text:span><text:span text:style-name="T50"><text:line-break/></text:span><text:span text:style-name="T50"> <text:s text:c="19"/>'(}|\\s|$|\\|)');</text:span><text:span text:style-name="T50"><text:line-break/></text:span><text:span text:style-name="T50"> <text:s text:c="15"/>if (matcher.test(bindingName)) {</text:span><text:span text:style-name="T50"><text:line-break/></text:span><text:span text:style-name="T50"> <text:s text:c="19"/>matches.push(bindings[i]);</text:span><text:span text:style-name="T50"><text:line-break/></text:span><text:span text:style-name="T50"> <text:s text:c="15"/>}</text:span><text:span text:style-name="T50"><text:line-break/></text:span><text:span text:style-name="T50"> <text:s text:c="3"/>}</text:span><text:span text:style-name="T50"><text:line-break/></text:span><text:span text:style-name="T50">return matches; /* Return the array for webdriver.findElements. */</text:span><text:span text:style-name="T50"><text:line-break/></text:span><text:span text:style-name="T50">};</text:span><text:span text:style-name="T50"><text:line-break/></text:span><text:span text:style-name="T50"><text:line-break/></text:span><text:span text:style-name="T50">var using = arguments[0] || document; </text:span><text:span text:style-name="T50"><text:line-break/></text:span><text:span text:style-name="T50">var binding = arguments[1]; </text:span><text:span text:style-name="T50"><text:line-break/></text:span><text:span text:style-name="T50">var rootSelector = arguments[2];</text:span><text:span text:style-name="T50"><text:line-break/></text:span><text:span text:style-name="T50">return findBindings(binding, using, rootSelector);</text:span></text:p>
            <text:p text:style-name="P32"><text:span text:style-name="T50"/></text:p>
          </draw:text-box>
        </draw:frame>
        <draw:frame draw:style-name="gr28" draw:text-style-name="P46" draw:layer="layout" svg:width="14.814cm" svg:height="1.275cm" svg:x="2.116cm" svg:y="18.875cm">
          <draw:text-box>
            <text:p><text:span text:style-name="T16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5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4T1">
        <draw:frame presentation:style-name="pr11" draw:text-style-name="P50" draw:layer="layout" svg:width="21.553cm" svg:height="3.506cm" svg:x="1.4cm" svg:y="0.836cm" presentation:class="title">
          <draw:text-box>
            <text:p><text:span text:style-name="T1">Java Plumbing </text:span><text:span text:style-name="T52"><text:s/></text:span></text:p>
          </draw:text-box>
        </draw:frame>
        <draw:frame presentation:style-name="pr7" draw:text-style-name="P51" draw:layer="layout" svg:width="20.902cm" svg:height="11.907cm" svg:x="1.4cm" svg:y="5.628cm" presentation:class="outline">
          <draw:text-box>
            <text:p text:style-name="P31"><text:span text:style-name="T31"/></text:p>
            <text:p text:style-name="P31"><text:span text:style-name="T31">public final class JavaScriptBy extends By {</text:span><text:span text:style-name="T31"><text:line-break/></text:span><text:span text:style-name="T31"> <text:s/>public List&lt;WebElement&gt; findElements(final SearchContext </text:span><text:span text:style-name="T32">context</text:span><text:span text:style-name="T31">) {</text:span><text:span text:style-name="T31"><text:line-break/></text:span><text:span text:style-name="T31"> <text:s text:c="3"/>final Object[] </text:span><text:span text:style-name="T32">scriptargs</text:span><text:span text:style-name="T31"> = new Object[this.</text:span><text:span text:style-name="T32">args</text:span><text:span text:style-name="T31">.length + 1]</text:span><text:span text:style-name="T31"><text:line-break/></text:span><text:span text:style-name="T31"> <text:s text:c="3"/>scriptargs[0] = this.</text:span><text:span text:style-name="T32">root</text:span><text:span text:style-name="T31">;</text:span><text:span text:style-name="T31"><text:line-break/></text:span><text:span text:style-name="T31"> <text:s text:c="3"/>System.arraycopy(this.</text:span><text:span text:style-name="T32">args</text:span><text:span text:style-name="T31">, 0, </text:span><text:span text:style-name="T32">scriptargs</text:span><text:span text:style-name="T31">, 1, this.</text:span><text:span text:style-name="T32">args</text:span><text:span text:style-name="T31">.length);</text:span><text:span text:style-name="T31"><text:line-break/></text:span><text:span text:style-name="T31"> <text:s text:c="3"/>return this.elements(</text:span><text:span text:style-name="T32">context</text:span><text:span text:style-name="T31">, </text:span><text:span text:style-name="T32">scriptargs</text:span><text:span text:style-name="T31">);</text:span><text:span text:style-name="T31"><text:line-break/></text:span><text:span text:style-name="T31"> <text:s/>}</text:span></text:p>
            <text:p text:style-name="P31"><text:span text:style-name="T31">private List&lt;WebElement&gt; elements( final SearchContext </text:span><text:span text:style-name="T32">context</text:span><text:span text:style-name="T31">, final Object[] </text:span><text:span text:style-name="T32">args</text:span><text:span text:style-name="T31">) {</text:span><text:span text:style-name="T31"><text:line-break/></text:span><text:span text:style-name="T31"> <text:s text:c="3"/>List&lt;WebElement&gt; </text:span><text:span text:style-name="T32">elements</text:span><text:span text:style-name="T31"> = (List&lt;WebElement&gt;) this.executor(</text:span><text:span text:style-name="T32">context</text:span><text:span text:style-name="T31">) <text:s text:c="57"/>.executeScript(this.script.content(), </text:span><text:span text:style-name="T32">args</text:span><text:span text:style-name="T31">);</text:span></text:p>
            <text:p text:style-name="P31"><text:span text:style-name="T31"><text:s text:c="4"/></text:span><text:span text:style-name="T31">return (</text:span><text:span text:style-name="T32">elements</text:span><text:span text:style-name="T31"> == null) ? new ArrayList&lt;WebElement&gt;() : </text:span><text:span text:style-name="T53">elements</text:span><text:span text:style-name="T31">;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draw:frame draw:style-name="gr29" draw:text-style-name="P46" draw:layer="layout" svg:width="17.093cm" svg:height="1.275cm" svg:x="0.813cm" svg:y="18.835cm">
          <draw:text-box>
            <text:p><text:span text:style-name="T16">https://github.com/sergueik/jProtractor/blob/master/src/main/java/com/jprotractor/JavaScriptBy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4T1">
        <draw:frame presentation:style-name="pr11" draw:text-style-name="P1" draw:layer="layout" svg:width="21.553cm" svg:height="3.506cm" svg:x="1.4cm" svg:y="0.836cm" presentation:class="title">
          <draw:text-box>
            <text:p><text:span text:style-name="T1">Java Plumbing , contd.</text:span></text:p>
          </draw:text-box>
        </draw:frame>
        <draw:frame presentation:style-name="pr7" draw:text-style-name="P53" draw:layer="layout" svg:width="20.902cm" svg:height="15.804cm" svg:x="1.4cm" svg:y="5.628cm" presentation:class="outline" presentation:user-transformed="true">
          <draw:text-box>
            <text:p text:style-name="P52"><text:span text:style-name="T54">public static By model(final String </text:span><text:span text:style-name="T55">model</text:span><text:span text:style-name="T54">) {</text:span><text:span text:style-name="T54"><text:line-break/></text:span><text:span text:style-name="T54"> <text:s/>return new JavaScriptBy(new FindModel(), </text:span><text:span text:style-name="T55">model</text:span><text:span text:style-name="T54">)</text:span><text:span text:style-name="T54"><text:line-break/></text:span><text:span text:style-name="T54">}</text:span></text:p>
            <text:p text:style-name="P52"><text:span text:style-name="T54">public final class FindModel implements Script {</text:span><text:span text:style-name="T54"><text:line-break/></text:span><text:span text:style-name="T54"> <text:s text:c="3"/>public String content() {</text:span><text:span text:style-name="T54"><text:line-break/></text:span><text:span text:style-name="T54"> <text:s text:c="7"/>return new Loader(</text:span><text:span text:style-name="T56">"model"</text:span><text:span text:style-name="T54">).content();</text:span><text:span text:style-name="T54"><text:line-break/></text:span><text:span text:style-name="T54"> <text:s text:c="3"/>}</text:span><text:span text:style-name="T54"><text:line-break/></text:span><text:span text:style-name="T54">}</text:span></text:p>
            <text:p text:style-name="P52"><text:span text:style-name="T54">final class Loader {</text:span><text:span text:style-name="T54"><text:line-break/></text:span><text:span text:style-name="T54"> <text:s text:c="3"/>Loader(final String </text:span><text:span text:style-name="T55">file</text:span><text:span text:style-name="T54">) {</text:span><text:span text:style-name="T54"><text:line-break/></text:span><text:span text:style-name="T54"> <text:s text:c="7"/>this.</text:span><text:span text:style-name="T55">filename</text:span><text:span text:style-name="T54"> = file + </text:span><text:span text:style-name="T56">".js"</text:span><text:span text:style-name="T54">;</text:span><text:span text:style-name="T54"><text:line-break/></text:span><text:span text:style-name="T54"> <text:s text:c="3"/>}</text:span></text:p>
            <text:p text:style-name="P52"><text:span text:style-name="T54"><text:s text:c="4"/></text:span><text:span text:style-name="T54">String content() {</text:span><text:span text:style-name="T54"><text:line-break/></text:span><text:span text:style-name="T54"> <text:s text:c="5"/>final InputStream </text:span><text:span text:style-name="T55">stream</text:span><text:span text:style-name="T54"> = Loader.class.getClassLoader()</text:span><text:span text:style-name="T54"><text:line-break/></text:span><text:span text:style-name="T54"> <text:s text:c="4"/>.getResourceAsStream(this.filename);</text:span><text:span text:style-name="T54"><text:line-break/></text:span><text:span text:style-name="T54"> <text:s text:c="5"/>Final byte[] </text:span><text:span text:style-name="T55">bytes</text:span><text:span text:style-name="T54"> = new byte[stream.available()];</text:span><text:span text:style-name="T54"><text:line-break/></text:span><text:span text:style-name="T54"> <text:s text:c="5"/>Stream.read(</text:span><text:span text:style-name="T55">bytes</text:span><text:span text:style-name="T54">);</text:span><text:span text:style-name="T54"><text:line-break/></text:span><text:span text:style-name="T54"> <text:s text:c="5"/>return new String(</text:span><text:span text:style-name="T55">bytes</text:span><text:span text:style-name="T54">, </text:span><text:span text:style-name="T57">"UTF-8"</text:span><text:span text:style-name="T54">);</text:span><text:span text:style-name="T54"><text:line-break/></text:span><text:span text:style-name="T54">}</text:span></text:p>
            <text:p text:style-name="P52"><text:span text:style-name="T54"/></text:p>
          </draw:text-box>
        </draw:frame>
        <draw:frame draw:style-name="gr30" draw:text-style-name="P46" draw:layer="layout" svg:width="16.767cm" svg:height="0.826cm" svg:x="3.255cm" svg:y="20.134cm">
          <draw:text-box>
            <text:p><text:span text:style-name="T16">https://github.com/sergueik/jProtractor/tree/master/src/main/java/com/jprotractor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_5f_" presentation:presentation-page-layout-name="AL3T14">
        <draw:frame presentation:style-name="pr14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_5f_" presentation:presentation-page-layout-name="AL3T14">
        <draw:frame presentation:style-name="pr14" draw:text-style-name="P54" draw:layer="layout" svg:width="21.553cm" svg:height="3.506cm" svg:x="1.4cm" svg:y="0.836cm" presentation:class="title" presentation:user-transformed="true">
          <draw:text-box>
            <text:p><text:span text:style-name="T58">Resources</text:span></text:p>
          </draw:text-box>
        </draw:frame>
        <draw:frame presentation:style-name="pr17" draw:text-style-name="P55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49"><text:a xlink:href="https://github.com/angular/protractor" xlink:type="simple">https://github.com/angular/protractor</text:a></text:span></text:p>
              </text:list-item>
              <text:list-item>
                <text:p><text:span text:style-name="T49"><text:a xlink:href="https://github.com/caarlos0/jProtractor" xlink:type="simple">https://github.com/caarlos0/jProtractor</text:a></text:span></text:p>
              </text:list-item>
              <text:list-item>
                <text:p><text:span text:style-name="T49"><text:a xlink:href="https://github.com/F1tZ81/Protractor-jvm" xlink:type="simple">https://github.com/F1tZ81/Protractor-jvm</text:a></text:span></text:p>
              </text:list-item>
              <text:list-item>
                <text:p><text:span text:style-name="T49"><text:a xlink:href="https://github.com/henrrich/jpagefactory" xlink:type="simple">https://github.com/henrrich/jpagefactory</text:a></text:span></text:p>
              </text:list-item>
              <text:list-item>
                <text:p><text:span text:style-name="T49"><text:a xlink:href="https://github.com/paul-hammant/ngWebDriver" xlink:type="simple">https://github.com/paul-hammant/ngWebDriver</text:a></text:span></text:p>
              </text:list-item>
            </text:list>
          </draw:text-box>
        </draw:frame>
        <draw:frame presentation:style-name="pr17" draw:text-style-name="P56" draw:layer="layout" svg:width="20.902cm" svg:height="3.247cm" svg:x="1.4cm" svg:y="13.422cm" presentation:class="outline" presentation:user-transformed="true">
          <draw:text-box>
            <text:list text:style-name="L2">
              <text:list-item>
                <text:p><text:span text:style-name="T59"><text:a xlink:href="https://github.com/bbaia/protractor-net" xlink:type="simple">https://github.com/bbaia/protractor-net</text:a></text:span></text:p>
              </text:list-item>
              <text:list-item>
                <text:p><text:span text:style-name="T59"><text:a xlink:href="https://github.com/sergueik/protractor-net" xlink:type="simple">https://github.com/sergueik/protractor-net</text:a></text:span></text:p>
              </text:list-item>
            </text:list>
          </draw:text-box>
        </draw:frame>
        <draw:frame draw:style-name="gr31" draw:text-style-name="P57" draw:layer="layout" svg:width="14.163cm" svg:height="2.151cm" svg:x="1.465cm" svg:y="16.876cm">
          <draw:text-box>
            <text:list text:style-name="L3">
              <text:list-item>
                <text:p><text:span text:style-name="T60"><text:a xlink:href="https://github.com/greengerong/maven-ng-protractor" xlink:type="simple">https://github.com/greengerong/maven-ng-protractor</text:a></text:span><text:span text:style-name="T60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_5f_" presentation:presentation-page-layout-name="AL2T3">
        <draw:frame presentation:style-name="pr14" draw:text-style-name="P50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6" draw:text-style-name="P55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49"><text:a xlink:href="http://www.java2s.com/Tutorials/AngularJS/" xlink:type="simple">http://www.java2s.com/Tutorials/AngularJS/</text:a></text:span></text:p>
              </text:list-item>
              <text:list-item>
                <text:p><text:span text:style-name="T49"><text:a xlink:href="http://juliemr.github.io/protractor-demo/" xlink:type="simple">http://juliemr.github.io/protractor-demo/</text:a></text:span><text:span text:style-name="T49"><text:s/></text:span></text:p>
              </text:list-item>
              <text:list-item>
                <text:p><text:span text:style-name="T49"><text:a xlink:href="http://qualityshepherd.com/angular/friends/" xlink:type="simple">http://qualityshepherd.com/angular/friends/</text:a></text:span></text:p>
              </text:list-item>
              <text:list-item>
                <text:p><text:span text:style-name="T49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49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49"><text:a xlink:href="http://amitava82.github.io/angular-multiselect/" xlink:type="simple">http://amitava82.github.io/angular-multiselect/</text:a></text:span><text:span text:style-name="T49"><text:s/></text:span></text:p>
              </text:list-item>
              <text:list-item>
                <text:p><text:span text:style-name="T49"><text:a xlink:href="http://www.codeproject.com/Articles/1066968/Developing-Protractor-tests-in-Csharp-or-Java" xlink:type="simple">http://www.codeproject.com/Articles/1066968/Developing-Protractor-tests-in-Csharp-or-Java</text:a></text:span><text:span text:style-name="T49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01-31T23:21:31.985000000</dc:date>
    <meta:editing-duration>PT3H16M1S</meta:editing-duration>
    <meta:editing-cycles>96</meta:editing-cycles>
    <meta:generator>LibreOffice/5.4.4.2$Windows_X86_64 LibreOffice_project/2524958677847fb3bb44820e40380acbe820f960</meta:generator>
    <meta:document-statistic meta:object-count="181"/>
  </office:meta>
</office:document-meta>
</file>